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text-align="center" style:justify-single-word="false"/>
      <style:text-properties officeooo:rsid="001edd32" officeooo:paragraph-rsid="001edd32"/>
    </style:style>
    <style:style style:name="P2" style:family="paragraph" style:parent-style-name="Heading_20_2">
      <style:text-properties officeooo:rsid="001edd32" officeooo:paragraph-rsid="001edd32"/>
    </style:style>
    <style:style style:name="P3" style:family="paragraph" style:parent-style-name="Standard">
      <style:text-properties officeooo:rsid="0029f025" officeooo:paragraph-rsid="0029f025"/>
    </style:style>
    <style:style style:name="P4" style:family="paragraph" style:parent-style-name="Standard">
      <style:text-properties officeooo:rsid="002bee57" officeooo:paragraph-rsid="002bee57"/>
    </style:style>
    <style:style style:name="P5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</style:style>
    <style:style style:name="P6" style:family="paragraph" style:parent-style-name="Text_20_body" style:list-style-name="L1">
      <style:paragraph-properties fo:margin-left="0cm" fo:margin-right="0cm" fo:text-indent="0cm" style:auto-text-indent="false"/>
    </style:style>
    <style:style style:name="P7" style:family="paragraph" style:parent-style-name="Text_20_body">
      <style:text-properties officeooo:rsid="001edd32" officeooo:paragraph-rsid="001edd32"/>
    </style:style>
    <style:style style:name="T1" style:family="text">
      <style:text-properties officeooo:rsid="001edd32"/>
    </style:style>
    <style:style style:name="T2" style:family="text">
      <style:text-properties officeooo:rsid="0020b8b9"/>
    </style:style>
    <style:style style:name="T3" style:family="text">
      <style:text-properties officeooo:rsid="00222f42"/>
    </style:style>
    <style:style style:name="T4" style:family="text">
      <style:text-properties officeooo:rsid="0022d95b"/>
    </style:style>
    <style:style style:name="T5" style:family="text">
      <style:text-properties officeooo:rsid="0024cb80"/>
    </style:style>
    <style:style style:name="T6" style:family="text">
      <style:text-properties officeooo:rsid="0026c229"/>
    </style:style>
    <style:style style:name="T7" style:family="text">
      <style:text-properties officeooo:rsid="00273ec4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bee57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SQL</text:h>
      <text:h text:style-name="P2" text:outline-level="2">Qué puede hacer SQL?</text:h>
      <text:p text:style-name="P7"/>
      <text:list text:style-name="L1">
        <text:list-item>
          <text:p text:style-name="P5">SQL <text:span text:style-name="T1">puede ejecutar consultas contra una base de datos. </text:span></text:p>
        </text:list-item>
        <text:list-item>
          <text:p text:style-name="P5">SQL <text:span text:style-name="T1">puede devolver información de una base de datos.</text:span></text:p>
        </text:list-item>
        <text:list-item>
          <text:p text:style-name="P5">SQL <text:span text:style-name="T1">puede insertar registros en una base de datos.</text:span></text:p>
        </text:list-item>
        <text:list-item>
          <text:p text:style-name="P5">SQL <text:span text:style-name="T1">puede actualizar registros en una base de datos.</text:span></text:p>
        </text:list-item>
        <text:list-item>
          <text:p text:style-name="P5">SQL <text:span text:style-name="T2">puede borrar registros de una base de datos.</text:span></text:p>
        </text:list-item>
        <text:list-item>
          <text:p text:style-name="P5">SQL <text:span text:style-name="T3">puede crear nuevas bases de datos.</text:span></text:p>
        </text:list-item>
        <text:list-item>
          <text:p text:style-name="P5">SQL <text:span text:style-name="T4">puede crear nuevas tablas en una base de datos.</text:span></text:p>
        </text:list-item>
        <text:list-item>
          <text:p text:style-name="P5">SQL <text:span text:style-name="T5">puede crear procedimientos en una base de datos.</text:span></text:p>
        </text:list-item>
        <text:list-item>
          <text:p text:style-name="P5">SQL <text:span text:style-name="T6">puede crear vistas en una base de datos.</text:span></text:p>
        </text:list-item>
        <text:list-item>
          <text:p text:style-name="P6">SQL <text:span text:style-name="T7">puede establecer permisos en tablas, procedimientos, y vistas.</text:span></text:p>
        </text:list-item>
      </text:list>
      <text:p text:style-name="Standard"/>
      <text:p text:style-name="P3">SQL se basa en un Sistema de Administración de bases de datos relacionales.</text:p>
      <text:p text:style-name="P3">En estos sistemas, la información se almacena en objetos de la BD llamados <text:span text:style-name="T9">tablas</text:span>. <text:line-break/>Una tabla no es más que una colección de entradas de datos relacionadas, y está formada de filas y columnas.</text:p>
      <text:p text:style-name="P3"/>
      <text:p text:style-name="P4">Cada tabla se divide en entidades más pequeñas, llamadas <text:span text:style-name="T8">campos.</text:span></text:p>
      <text:p text:style-name="P4"><text:span text:style-name="T10">Un campo es una columna en una tabla designada para mantener información específica sobre cada </text:span><text:span text:style-name="T8">registro</text:span><text:span text:style-name="T10"> de la tabla.</text:span></text:p>
      <text:p text:style-name="P4"><text:span text:style-name="T10">Un registro, o fila, es cada entrada individual de la tabla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2T12:28:36.650000000</meta:creation-date>
    <dc:date>2024-02-22T12:33:29.026000000</dc:date>
    <meta:editing-duration>PT4M49S</meta:editing-duration>
    <meta:editing-cycles>9</meta:editing-cycles>
    <meta:generator>LibreOffice/7.6.4.1$Windows_X86_64 LibreOffice_project/e19e193f88cd6c0525a17fb7a176ed8e6a3e2aa1</meta:generator>
    <meta:document-statistic meta:table-count="0" meta:image-count="0" meta:object-count="0" meta:page-count="1" meta:paragraph-count="17" meta:word-count="191" meta:character-count="1048" meta:non-whitespace-character-count="882"/>
  </office:meta>
</office:document-meta>
</file>